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a9f0" officeooo:paragraph-rsid="001ca9f0"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a9f0" officeooo:paragraph-rsid="001ca9f0"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a9f0" officeooo:paragraph-rsid="001ca9f0"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MS Gothic1" style:font-size-complex="10pt"/>
    </style:style>
    <style:style style:name="T77"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8"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9" style:family="text">
      <style:text-properties fo:color="#404040" loext:opacity="100%" style:font-name="Calibri" style:font-name-asian="Calibri1" style:language-asian="fr" style:country-asian="FR" style:font-name-complex="Calibri1"/>
    </style:style>
    <style:style style:name="T80"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1" style:family="text">
      <style:text-properties fo:color="#404040" loext:opacity="100%" style:font-name="Calibri" fo:font-size="10pt" fo:font-weight="bold" style:font-size-asian="10pt" style:font-weight-asian="bold" style:font-name-complex="Calibri1" style:font-size-complex="10pt"/>
    </style:style>
    <style:style style:name="T82" style:family="text">
      <style:text-properties fo:color="#404040" loext:opacity="100%" style:font-name="Calibri" fo:font-size="10pt" style:font-size-asian="10pt" style:font-name-complex="Calibri1" style:font-size-complex="10pt"/>
    </style:style>
    <style:style style:name="T83" style:family="text">
      <style:text-properties fo:color="#404040" loext:opacity="100%" style:font-name="Calibri" fo:font-size="10pt" officeooo:rsid="0007eb14" style:font-size-asian="10pt" style:font-name-complex="Calibri1" style:font-size-complex="10pt"/>
    </style:style>
    <style:style style:name="T84" style:family="text">
      <style:text-properties fo:color="#404040" loext:opacity="100%" style:font-name="Calibri" fo:font-size="10pt" officeooo:rsid="0009dff7" style:font-size-asian="10pt" style:font-name-complex="Calibri1" style:font-size-complex="10pt"/>
    </style:style>
    <style:style style:name="T85"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6" style:family="text">
      <style:text-properties fo:color="#404040" loext:opacity="100%" fo:font-size="18pt" fo:font-weight="bold" style:font-size-asian="18pt" style:font-weight-asian="bold" style:font-name-complex="Calibri1" style:font-size-complex="18pt"/>
    </style:style>
    <style:style style:name="T87" style:family="text">
      <style:text-properties fo:color="#404040" loext:opacity="100%" fo:font-size="10pt" style:font-size-asian="10pt" style:font-name-complex="Calibri1" style:font-size-complex="10pt"/>
    </style:style>
    <style:style style:name="T88" style:family="text">
      <style:text-properties fo:color="#404040" loext:opacity="100%" fo:font-size="10pt" style:font-size-asian="10pt" style:font-size-complex="10pt"/>
    </style:style>
    <style:style style:name="T89" style:family="text">
      <style:text-properties fo:color="#404040" loext:opacity="100%" fo:font-size="10pt" fo:font-style="italic" style:font-size-asian="10pt" style:font-style-asian="italic" style:font-name-complex="Calibri1" style:font-size-complex="10pt"/>
    </style:style>
    <style:style style:name="T90" style:family="text">
      <style:text-properties fo:color="#404040" loext:opacity="100%" fo:font-size="10pt" fo:font-style="italic" style:font-size-asian="10pt" style:font-style-asian="italic" style:font-size-complex="10pt"/>
    </style:style>
    <style:style style:name="T91" style:family="text">
      <style:text-properties fo:color="#404040" loext:opacity="100%" fo:font-size="10pt" fo:font-weight="bold" style:font-size-asian="10pt" style:font-weight-asian="bold" style:font-size-complex="10pt"/>
    </style:style>
    <style:style style:name="T92" style:family="text">
      <style:text-properties fo:color="#404040" loext:opacity="100%" fo:font-size="10pt" fo:letter-spacing="-0.007cm" fo:font-weight="bold" style:font-size-asian="10pt" style:font-weight-asian="bold"/>
    </style:style>
    <style:style style:name="T93" style:family="text">
      <style:text-properties fo:color="#404040" loext:opacity="100%" fo:font-size="10pt" fo:font-weight="normal" officeooo:rsid="0007eb14" style:font-size-asian="10pt" style:font-weight-asian="normal" style:font-name-complex="Calibri1" style:font-size-complex="10pt"/>
    </style:style>
    <style:style style:name="T94" style:family="text">
      <style:text-properties fo:color="#404040" loext:opacity="100%" fo:font-size="10pt" fo:font-weight="normal" officeooo:rsid="0009dff7" style:font-size-asian="10pt" style:font-weight-asian="normal" style:font-size-complex="10pt"/>
    </style:style>
    <style:style style:name="T95" style:family="text">
      <style:text-properties fo:color="#404040" loext:opacity="100%" fo:font-size="10pt" fo:font-weight="normal" style:font-size-asian="10pt" style:font-weight-asian="normal" style:font-size-complex="10pt"/>
    </style:style>
    <style:style style:name="T96" style:family="text">
      <style:text-properties fo:color="#404040" loext:opacity="100%" fo:font-size="14pt" fo:font-weight="bold" style:font-size-asian="14pt" style:font-weight-asian="bold" style:font-size-complex="14pt"/>
    </style:style>
    <style:style style:name="T97" style:family="text">
      <style:text-properties fo:color="#404040" loext:opacity="100%" fo:font-size="8pt" fo:letter-spacing="-0.007cm" fo:font-style="italic" style:font-size-asian="8pt" style:font-style-asian="italic"/>
    </style:style>
    <style:style style:name="T98" style:family="text">
      <style:text-properties fo:color="#404040" loext:opacity="100%" fo:font-weight="bold" style:font-weight-asian="bold" style:font-name-complex="Calibri1"/>
    </style:style>
    <style:style style:name="T99" style:family="text">
      <style:text-properties fo:color="#404040" loext:opacity="100%" fo:font-weight="bold" style:language-asian="fr" style:country-asian="FR" style:font-weight-asian="bold" style:font-name-complex="Calibri1"/>
    </style:style>
    <style:style style:name="T100" style:family="text">
      <style:text-properties fo:color="#404040" loext:opacity="100%" fo:font-style="italic" style:language-asian="fr" style:country-asian="FR" style:font-style-asian="italic" style:font-name-complex="Calibri1"/>
    </style:style>
    <style:style style:name="T101"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2" style:family="text">
      <style:text-properties fo:color="#404040" loext:opacity="100%" style:font-name="Wingdings" fo:font-size="10pt" officeooo:rsid="0007eb14" style:font-name-asian="Wingdings" style:font-size-asian="10pt"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5" style:family="text">
      <style:text-properties fo:color="#d60093" loext:opacity="100%" fo:font-size="12pt" fo:font-style="italic" fo:font-weight="bold" style:font-size-asian="12pt" style:font-style-asian="italic" style:font-weight-asian="bold" style:font-name-complex="Calibri1" style:font-size-complex="12pt"/>
    </style:style>
    <style:style style:name="T106" style:family="text">
      <style:text-properties fo:color="#d60093" loext:opacity="100%" fo:font-size="12pt" fo:font-style="italic" style:font-size-asian="12pt" style:font-style-asian="italic" style:font-name-complex="Calibri1" style:font-size-complex="12pt"/>
    </style:style>
    <style:style style:name="T107" style:family="text">
      <style:text-properties fo:color="#d60093" loext:opacity="100%" fo:font-style="italic" style:language-asian="fr" style:country-asian="FR" style:font-style-asian="italic" style:font-name-complex="Calibri1"/>
    </style:style>
    <style:style style:name="T108" style:family="text">
      <style:text-properties fo:color="#d60093" loext:opacity="100%" style:font-name="Wingdings 31" fo:font-size="6pt" style:font-size-asian="6pt" style:language-asian="fr" style:country-asian="FR" style:font-name-complex="Calibri1" style:font-size-complex="6pt"/>
    </style:style>
    <style:style style:name="T109" style:family="text">
      <style:text-properties fo:color="#d60093" loext:opacity="100%" fo:font-size="16pt" fo:font-weight="bold" style:font-size-asian="16pt" style:font-weight-asian="bold" style:font-name-complex="Calibri1" style:font-size-complex="16pt"/>
    </style:style>
    <style:style style:name="T110" style:family="text">
      <style:text-properties style:font-name="Calibri" fo:font-size="10pt" style:font-size-asian="10pt" style:font-name-complex="Calibri1" style:font-size-complex="10pt"/>
    </style:style>
    <style:style style:name="T111" style:family="text">
      <style:text-properties style:font-name="Calibri" fo:font-size="10pt" fo:language="fr" fo:country="FR" style:letter-kerning="false" style:font-name-asian="Calibri1" style:font-size-asian="10pt" style:font-size-complex="10pt" style:language-complex="ar" style:country-complex="SA"/>
    </style:style>
    <style:style style:name="T112"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3"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4"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5" style:family="text">
      <style:text-properties fo:font-size="32pt" fo:font-weight="bold" style:font-size-asian="32pt" style:font-weight-asian="bold" style:font-size-complex="32pt"/>
    </style:style>
    <style:style style:name="T116" style:family="text">
      <style:text-properties fo:color="#595959" loext:opacity="100%" style:font-name="Arial Narrow" fo:font-size="9pt" style:font-size-asian="9pt" style:font-name-complex="Arial2" style:font-size-complex="9pt"/>
    </style:style>
    <style:style style:name="T117" style:family="text">
      <style:text-properties fo:font-size="10pt" style:font-size-asian="10pt"/>
    </style:style>
    <style:style style:name="T118" style:family="text">
      <style:text-properties fo:font-size="10pt" style:font-size-asian="10pt" style:font-size-complex="10pt"/>
    </style:style>
    <style:style style:name="T119" style:family="text">
      <style:text-properties fo:font-size="10pt" fo:font-style="italic" fo:font-weight="bold" style:font-size-asian="10pt" style:font-style-asian="italic" style:font-weight-asian="bold"/>
    </style:style>
    <style:style style:name="T120" style:family="text">
      <style:text-properties fo:font-size="10pt" fo:letter-spacing="-0.007cm" style:font-size-asian="10pt" style:font-size-complex="10pt"/>
    </style:style>
    <style:style style:name="T121" style:family="text">
      <style:text-properties style:use-window-font-color="true" loext:opacity="0%" fo:font-size="10pt" style:text-underline-style="solid" style:text-underline-width="auto" style:text-underline-color="font-color" style:font-size-asian="10pt"/>
    </style:style>
    <style:style style:name="T122"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3" style:family="text">
      <style:text-properties style:use-window-font-color="true" loext:opacity="0%" style:font-name-complex="F"/>
    </style:style>
    <style:style style:name="T124" style:family="text">
      <style:text-properties fo:font-size="8pt" style:font-size-asian="8pt" style:font-size-complex="8pt"/>
    </style:style>
    <style:style style:name="T125" style:family="text">
      <style:text-properties fo:font-weight="normal" style:font-weight-asian="normal"/>
    </style:style>
    <style:style style:name="T126" style:family="text">
      <style:text-properties fo:font-weight="normal" officeooo:rsid="0009dff7" style:font-weight-asian="normal"/>
    </style:style>
    <style:style style:name="T127" style:family="text">
      <style:text-properties fo:text-transform="uppercase" fo:color="#404040" loext:opacity="100%" style:font-name="Calibri" fo:font-size="10pt" style:font-size-asian="10pt" style:font-name-complex="Calibri1" style:font-size-complex="10pt"/>
    </style:style>
    <style:style style:name="T128" style:family="text">
      <style:text-properties fo:font-weight="bold" style:font-weight-asian="bold"/>
    </style:style>
    <style:style style:name="T129" style:family="text">
      <style:text-properties fo:color="#7f7f7f" loext:opacity="100%" fo:font-style="italic" style:font-style-asian="italic" style:font-name-complex="Calibri1"/>
    </style:style>
    <style:style style:name="T130" style:family="text">
      <style:text-properties fo:font-size="22pt" fo:letter-spacing="-0.018cm" fo:font-weight="bold" style:font-size-asian="22pt" style:font-weight-asian="bold" style:font-size-complex="22pt"/>
    </style:style>
    <style:style style:name="T131" style:family="text">
      <style:text-properties fo:font-size="22pt" fo:font-weight="bold" style:font-size-asian="22pt" style:font-weight-asian="bold" style:font-size-complex="22pt"/>
    </style:style>
    <style:style style:name="T132" style:family="text">
      <style:text-properties fo:font-size="20pt" fo:font-weight="bold" style:font-size-asian="20pt" style:font-weight-asian="bold" style:font-size-complex="20pt"/>
    </style:style>
    <style:style style:name="T133" style:family="text">
      <style:text-properties style:font-name-asian="Times New Roman" style:font-weight-complex="bold"/>
    </style:style>
    <style:style style:name="T134" style:family="text">
      <style:text-properties style:font-name-asian="Times New Roman" style:font-weight-complex="bold"/>
    </style:style>
    <style:style style:name="T135" style:family="text">
      <style:text-properties officeooo:rsid="0007eb14"/>
    </style:style>
    <style:style style:name="T136" style:family="text">
      <style:text-properties officeooo:rsid="0009dff7"/>
    </style:style>
    <style:style style:name="T137" style:family="text">
      <style:text-properties style:font-name="Wingdings" style:font-name-asian="Wingdings" style:font-name-complex="Wingdings"/>
    </style:style>
    <style:style style:name="T138" style:family="text">
      <style:text-properties officeooo:rsid="0014c7b3"/>
    </style:style>
    <style:style style:name="T139"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5"><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5"><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5">Candidat(e) :</text:span></text:p>
          </table:table-cell>
          <table:table-cell table:style-name="Tableau3.A1" office:value-type="string">
            <text:p text:style-name="P51"/>
          </table:table-cell>
          <table:table-cell table:style-name="Tableau3.A1" office:value-type="string">
            <text:p text:style-name="P113"><text:span text:style-name="T79">Mme </text:span><text:span text:style-name="T78">☐</text:span></text:p>
          </table:table-cell>
          <table:table-cell table:style-name="Tableau3.A1" office:value-type="string">
            <text:p text:style-name="P113"><text:span text:style-name="T79">M. </text:span><text:span text:style-name="T104"></text:span></text:p>
          </table:table-cell>
        </table:table-row>
        <table:table-row table:style-name="Tableau3.1">
          <table:table-cell table:style-name="Tableau3.A2" office:value-type="string">
            <text:p text:style-name="P80"><text:span text:style-name="T106">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DASCA</text:span></text:p>
          </table:table-cell>
          <table:covered-table-cell/>
        </table:table-row>
        <table:table-row table:style-name="Tableau3.1">
          <table:table-cell table:style-name="Tableau3.A2" office:value-type="string">
            <text:p text:style-name="P80"><text:span text:style-name="T106">Pré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Liviu</text:span></text:p>
          </table:table-cell>
          <table:covered-table-cell/>
        </table:table-row>
        <table:table-row table:style-name="Tableau3.1">
          <table:table-cell table:style-name="Tableau3.A2" office:value-type="string">
            <text:p text:style-name="P80"><text:span text:style-name="T106">Date de naissance</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29/12/1979</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7">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9"/></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7">Le </text:span><text:span text:style-name="T119">Guide de mise en œuvre</text:span><text:span text:style-name="T117">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1">http://travail-emploi.gouv.fr/</text:span></text:span></text:a><text:span text:style-name="T117"> (rubrique </text:span><text:a xlink:type="simple" xlink:href="http://www.certification.afpa.fr/certification-annexes.html" text:style-name="Internet_20_link" text:visited-style-name="Visited_20_Internet_20_Link"><text:span text:style-name="Internet_20_link"><text:span text:style-name="T122">Documents techniques</text:span></text:span></text:a><text:span text:style-name="T117">).</text:span></text:p>
      <text:p text:style-name="Standard"><text:span text:style-name="T117">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9">Activité-type 1</text:span></text:p>
          </table:table-cell>
          <table:table-cell table:style-name="Tableau10.A2" office:value-type="string">
            <text:p text:style-name="P32"><text:bookmark-start text:name="IntAct11"/><text:span text:style-name="Placeholder_20_Text"><text:span text:style-name="T80">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5">1. Faire la maquette d’un site et le design d’un site statique en HTML et CSS</text:span></text:p>
            <text:p text:style-name="P20"><text:span text:style-name="T125">2. </text:span><text:span text:style-name="Placeholder_20_Text"><text:span text:style-name="T93">Création de page statique avec médias intégrés (Audio et/ou Vidéo)</text:span></text:span></text:p>
            <text:p text:style-name="P20"><text:span text:style-name="T125">3. </text:span><text:span text:style-name="Placeholder_20_Text"><text:span text:style-name="T93">Création de site responsive en utilisant un Framework adaptable</text:span></text:span></text:p>
            <text:p text:style-name="P25"><text:span text:style-name="T125">4. QCM sur les définitions des standart du Web et CCP1</text:span></text:p>
            <text:p text:style-name="P19"><text:span text:style-name="T126">5</text:span><text:span text:style-name="T125">. Réaliser une interface utilisateur avec une solution de gestion de contenu ou e-commerce</text:span><text:bookmark-end text:name="IntC11"/></text:p>
            <text:p text:style-name="P29"><text:span text:style-name="T137"/></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1">Description des évaluations mises en œuvre</text:span></text:p>
          </table:table-cell>
          <table:covered-table-cell/>
          <table:table-cell table:style-name="Tableau11.A1" office:value-type="string">
            <text:p text:style-name="P34"><text:span text:style-name="T91">Dates</text:span></text:p>
          </table:table-cell>
          <table:table-cell table:style-name="Tableau11.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1.2">
          <table:table-cell table:style-name="Tableau11.A2" table:number-rows-spanned="3" office:value-type="string">
            <text:p text:style-name="P35"><text:span text:style-name="T81">1</text:span></text:p>
          </table:table-cell>
          <table:table-cell table:style-name="Tableau11.B2" table:number-rows-spanned="3" office:value-type="string">
            <text:p text:style-name="P1"><text:span text:style-name="T135"><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2">1 </text:span><text:span text:style-name="T101"></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2">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5" table:number-rows-spanned="3" office:value-type="string">
            <text:p text:style-name="P35"><text:span text:style-name="T81">2</text:span></text:p>
          </table:table-cell>
          <table:table-cell table:style-name="Tableau11.B5" table:number-rows-spanned="3" office:value-type="string">
            <text:p text:style-name="P68"><text:span text:style-name="Placeholder_20_Text"><text:span text:style-name="T83">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2">2 </text:span><text:span text:style-name="T101"></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8" table:number-rows-spanned="3" office:value-type="string">
            <text:p text:style-name="P35"><text:span text:style-name="T81">3</text:span></text:p>
          </table:table-cell>
          <table:table-cell table:style-name="Tableau11.B8" table:number-rows-spanned="3" office:value-type="string">
            <text:p text:style-name="P68"><text:span text:style-name="Placeholder_20_Text"><text:span text:style-name="T83">Création de site responsive en utilisant un Framework adaptable</text:span></text:span></text:p>
            <text:p text:style-name="P68"><text:span text:style-name="Placeholder_20_Text"><text:span text:style-name="T83">(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2">3 </text:span><text:span text:style-name="T101"></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1" table:number-rows-spanned="3" office:value-type="string">
            <text:p text:style-name="P35"><text:span text:style-name="T81">4</text:span></text:p>
          </table:table-cell>
          <table:table-cell table:style-name="Tableau11.B11" table:number-rows-spanned="3" office:value-type="string">
            <text:p text:style-name="P68"><text:span text:style-name="Placeholder_20_Text"><text:span text:style-name="T83">QCM sur les définitions du standard du Web </text:span></text:span><text:span text:style-name="Placeholder_20_Text"><text:span text:style-name="T84">et CCP1</text:span></text:span></text:p>
            <text:p text:style-name="P68"><text:span text:style-name="Placeholder_20_Text"><text:span text:style-name="T83"/></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72"><text:span text:style-name="T82">4 </text:span><text:span text:style-name="T101"></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4" table:number-rows-spanned="3" office:value-type="string">
            <text:p text:style-name="P35"><text:span text:style-name="T81">5</text:span></text:p>
          </table:table-cell>
          <table:table-cell table:style-name="Tableau11.B14" table:number-rows-spanned="3" office:value-type="string">
            <text:p text:style-name="P71"><text:span text:style-name="Placeholder_20_Text"><text:span text:style-name="T83">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6">07/02/2022</text:span></text:span></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72"><text:span text:style-name="T82">5 </text:span><text:span text:style-name="T101"></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2">3 </text:span><text:span text:style-name="T29">☐</text:span></text:p>
          </table:table-cell>
          <table:table-cell table:style-name="Tableau11.D3" office:value-type="string">
            <text:p text:style-name="P62"><text:span text:style-name="T82">6 </text:span><text:span text:style-name="T29">☐</text:span></text:p>
          </table:table-cell>
          <table:table-cell table:style-name="Tableau11.F3" office:value-type="string">
            <text:p text:style-name="P62"><text:span text:style-name="T82">9 </text:span><text:span text:style-name="T29">☐</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2"></text:span></text:p>
              </text:list-header>
            </text:list>
          </table:table-cell>
          <table:table-cell table:style-name="Tableau12.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9">☐</text:span></text:p>
          </table:table-cell>
          <table:table-cell table:style-name="Tableau12.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3">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3"/></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1">Description des évaluations mises en œuvre</text:span></text:p>
          </table:table-cell>
          <table:covered-table-cell/>
          <table:table-cell table:style-name="Tableau13.A1" office:value-type="string">
            <text:p text:style-name="P34"><text:span text:style-name="T91">Dates</text:span></text:p>
          </table:table-cell>
          <table:table-cell table:style-name="Tableau13.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3.2">
          <table:table-cell table:style-name="Tableau13.A2" table:number-rows-spanned="3" office:value-type="string">
            <text:p text:style-name="P35"><text:span text:style-name="T81">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5" table:number-rows-spanned="3" office:value-type="string">
            <text:p text:style-name="P35"><text:span text:style-name="T81">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8" table:number-rows-spanned="3" office:value-type="string">
            <text:p text:style-name="P35"><text:span text:style-name="T81">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11" table:number-rows-spanned="3" office:value-type="string">
            <text:p text:style-name="P35"><text:span text:style-name="T81">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2">3 </text:span><text:span text:style-name="T29">☐</text:span></text:p>
          </table:table-cell>
          <table:table-cell table:style-name="Tableau13.D3" office:value-type="string">
            <text:p text:style-name="P62"><text:span text:style-name="T82">6 </text:span><text:span text:style-name="T29">☐</text:span></text:p>
          </table:table-cell>
          <table:table-cell table:style-name="Tableau13.F3" office:value-type="string">
            <text:p text:style-name="P62"><text:span text:style-name="T82">9 </text:span><text:span text:style-name="T29">☐</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7">☐</text:span></text:p>
          </table:table-cell>
          <table:table-cell table:style-name="Tableau14.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6">☐</text:span></text:p>
          </table:table-cell>
          <table:table-cell table:style-name="Tableau14.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3"/></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9">Activité-type 2</text:span></text:p>
          </table:table-cell>
          <table:table-cell table:style-name="Tableau17.B2" office:value-type="string">
            <text:p text:style-name="P32"><text:bookmark-start text:name="IntAct21"/><text:span text:style-name="Placeholder_20_Text"><text:span text:style-name="T80">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5">1. Créer une base de données</text:span></text:p>
            <text:p text:style-name="P19"><text:span text:style-name="T125">2. Développer les composants d’accès aux données</text:span></text:p>
            <text:p text:style-name="P19"><text:span text:style-name="T125">3. Développer la partie back-end d’une application Web ou Web Mobile</text:span></text:p>
            <text:p text:style-name="P19"><text:span text:style-name="T125">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1">Description des évaluations mises en œuvre</text:span></text:p>
          </table:table-cell>
          <table:covered-table-cell/>
          <table:table-cell table:style-name="Tableau18.A1" office:value-type="string">
            <text:p text:style-name="P34"><text:span text:style-name="T91">Dates</text:span></text:p>
          </table:table-cell>
          <table:table-cell table:style-name="Tableau18.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8.2">
          <table:table-cell table:style-name="Tableau18.A2" table:number-rows-spanned="3" office:value-type="string">
            <text:p text:style-name="P35"><text:span text:style-name="T81">1</text:span></text:p>
          </table:table-cell>
          <table:table-cell table:style-name="Tableau18.B2" table:number-rows-spanned="3" office:value-type="string">
            <text:p text:style-name="P2"><text:span text:style-name="T114"><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2">3 </text:span><text:span text:style-name="T101"></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5" table:number-rows-spanned="3" office:value-type="string">
            <text:p text:style-name="P35"><text:span text:style-name="T81">2</text:span></text:p>
          </table:table-cell>
          <table:table-cell table:style-name="Tableau18.B5" table:number-rows-spanned="3" office:value-type="string">
            <text:list xml:id="list160632204286572" text:continue-list="list1139150438" text:style-name="WWNum12">
              <text:list-header>
                <text:p text:style-name="P22"><text:span text:style-name="Placeholder_20_Text"><text:span text:style-name="T85">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2">1 </text:span><text:span text:style-name="T101"></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8" table:number-rows-spanned="3" office:value-type="string">
            <text:p text:style-name="P35"><text:span text:style-name="T81">3</text:span></text:p>
          </table:table-cell>
          <table:table-cell table:style-name="Tableau18.B8" table:number-rows-spanned="3" office:value-type="string">
            <text:list xml:id="list160631999054067" text:continue-numbering="true" text:style-name="WWNum12">
              <text:list-header>
                <text:p text:style-name="P22"><text:span text:style-name="Placeholder_20_Text"><text:span text:style-name="T85">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2">2 </text:span><text:span text:style-name="T101"></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1" table:number-rows-spanned="3" office:value-type="string">
            <text:p text:style-name="P35"><text:span text:style-name="T81">4</text:span></text:p>
          </table:table-cell>
          <table:table-cell table:style-name="Tableau18.B11" table:number-rows-spanned="3" office:value-type="string">
            <text:list xml:id="list160631653171603" text:continue-numbering="true" text:style-name="WWNum12">
              <text:list-header>
                <text:p text:style-name="P22"><text:span text:style-name="Placeholder_20_Text"><text:span text:style-name="T85">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74"><text:span text:style-name="T82">4 </text:span><text:span text:style-name="T101"></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4" table:number-rows-spanned="3" office:value-type="string">
            <text:p text:style-name="P35"><text:span text:style-name="T81">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2">3 </text:span><text:span text:style-name="T29">☐</text:span></text:p>
          </table:table-cell>
          <table:table-cell table:style-name="Tableau18.D3" office:value-type="string">
            <text:p text:style-name="P62"><text:span text:style-name="T82">6 </text:span><text:span text:style-name="T29">☐</text:span></text:p>
          </table:table-cell>
          <table:table-cell table:style-name="Tableau18.F3" office:value-type="string">
            <text:p text:style-name="P62"><text:span text:style-name="T82">9 </text:span><text:span text:style-name="T29">☐</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3"></text:span></text:p>
          </table:table-cell>
          <table:table-cell table:style-name="Tableau19.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9">☐</text:span></text:p>
          </table:table-cell>
          <table:table-cell table:style-name="Tableau19.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631961576326" text:continue-list="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632039808292" text:continue-list="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3">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1">Description des évaluations mises en œuvre</text:span></text:p>
          </table:table-cell>
          <table:covered-table-cell/>
          <table:table-cell table:style-name="Tableau20.A1" office:value-type="string">
            <text:p text:style-name="P34"><text:span text:style-name="T91">Dates</text:span></text:p>
          </table:table-cell>
          <table:table-cell table:style-name="Tableau20.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20.2">
          <table:table-cell table:style-name="Tableau20.A2" table:number-rows-spanned="3" office:value-type="string">
            <text:p text:style-name="P35"><text:span text:style-name="T81">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5" table:number-rows-spanned="3" office:value-type="string">
            <text:p text:style-name="P35"><text:span text:style-name="T81">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8" table:number-rows-spanned="3" office:value-type="string">
            <text:p text:style-name="P35"><text:span text:style-name="T81">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11" table:number-rows-spanned="3" office:value-type="string">
            <text:p text:style-name="P35"><text:span text:style-name="T81">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2">3 </text:span><text:span text:style-name="T29">☐</text:span></text:p>
          </table:table-cell>
          <table:table-cell table:style-name="Tableau20.D3" office:value-type="string">
            <text:p text:style-name="P62"><text:span text:style-name="T82">6 </text:span><text:span text:style-name="T29">☐</text:span></text:p>
          </table:table-cell>
          <table:table-cell table:style-name="Tableau20.F3" office:value-type="string">
            <text:p text:style-name="P62"><text:span text:style-name="T82">9 </text:span><text:span text:style-name="T29">☐</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9">☐</text:span></text:p>
          </table:table-cell>
          <table:table-cell table:style-name="Tableau21.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6">☐</text:span></text:p>
          </table:table-cell>
          <table:table-cell table:style-name="Tableau21.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0">SYNTHESE DES RESULTATS OBTENUS PAR LE CANDIDAT</text:span></text:p>
            <text:p text:style-name="P5"><text:span text:style-name="T131">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5">1. Faire la maquette d’un site et le design d’un site statique en HTML et CSS</text:span></text:p>
            <text:p text:style-name="P21"><text:span text:style-name="T125">2. </text:span><text:span text:style-name="Placeholder_20_Text"><text:span text:style-name="T93">Création de page statique avec médias intégrés (Audio et/ou Vidéo)</text:span></text:span></text:p>
            <text:p text:style-name="P21"><text:span text:style-name="T125">3. </text:span><text:span text:style-name="Placeholder_20_Text"><text:span text:style-name="T93">Création de site responsive en utilisant un Framework adaptable</text:span></text:span></text:p>
            <text:p text:style-name="P26"><text:span text:style-name="T125">4. QCM sur les définitions des standart du Web et CCP1</text:span></text:p>
            <text:p text:style-name="P27"><text:span text:style-name="T94">5</text:span><text:span text:style-name="T95">.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631162003344" text:continue-numbering="true" text:style-name="WWNum9">
              <text:list-item>
                <text:p text:style-name="P6">L’activité 1 est maîtrisée :</text:p>
              </text:list-item>
            </text:list>
          </table:table-cell>
          <table:table-cell table:style-name="Tableau25.B3" office:value-type="string">
            <text:p text:style-name="P112"><text:span text:style-name="T79">OUI </text:span><text:span text:style-name="T104"></text:span></text:p>
          </table:table-cell>
          <table:table-cell table:style-name="Tableau25.C3" office:value-type="string">
            <text:p text:style-name="P111"><text:span text:style-name="T79">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1">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8">1. Créer une base de données</text:span></text:p>
            <text:p text:style-name="P85"><text:span text:style-name="T88">2. Développer les composants d’accès aux données</text:span></text:p>
            <text:p text:style-name="P85"><text:span text:style-name="T88">3. Développer la partie back-end d’une application Web ou Web Mobile</text:span></text:p>
            <text:p text:style-name="P85"><text:span text:style-name="T88">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632333871245" text:continue-numbering="true" text:style-name="WWNum9">
              <text:list-item>
                <text:p text:style-name="P6">L’activité 2 est maîtrisée :</text:p>
              </text:list-item>
            </text:list>
          </table:table-cell>
          <table:table-cell table:style-name="Tableau25.B6" office:value-type="string">
            <text:p text:style-name="P112"><text:span text:style-name="T79">OUI </text:span><text:span text:style-name="T104"></text:span></text:p>
          </table:table-cell>
          <table:table-cell table:style-name="Tableau25.C6" office:value-type="string">
            <text:p text:style-name="P111"><text:span text:style-name="T79">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631157891474"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633002134402"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631930466819"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8">Observations</text:span></text:p>
          </table:table-cell>
        </table:table-row>
        <table:table-row table:style-name="Tableau26.3">
          <table:table-cell table:style-name="Tableau26.A3" office:value-type="string">
            <text:p text:style-name="P3"><text:span text:style-name="Placeholder_20_Text"><text:span text:style-name="T111">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8"><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3">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3">.</text:span></text:p>
      <text:p text:style-name="P8"><text:span text:style-name="T128">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9</meta:editing-cycles>
    <meta:creation-date>2018-05-04T07:25:00</meta:creation-date>
    <dc:date>2022-06-24T16:06:30.429000000</dc:date>
    <meta:editing-duration>PT1H12M13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395" meta:non-whitespace-character-count="8171"/>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